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, sans"/>
    <style:font-face style:name="Roboto" svg:font-family="Roboto, 'Helvetica Neue', Helvetica, Arial, sans-serif"/>
    <style:font-face style:name="arial1" svg:font-family="arial, sans-serif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45e0" officeooo:paragraph-rsid="001c45e0"/>
    </style:style>
    <style:style style:name="P2" style:family="paragraph" style:parent-style-name="Standard">
      <style:paragraph-properties fo:text-align="justify" style:justify-single-word="false"/>
      <style:text-properties officeooo:rsid="001c45e0" officeooo:paragraph-rsid="001caf47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Arial1" fo:font-size="10pt" fo:letter-spacing="normal" fo:font-style="normal" fo:font-weight="normal" officeooo:rsid="001cefb9" officeooo:paragraph-rsid="001cefb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Arial1" fo:font-size="10pt" fo:letter-spacing="normal" fo:font-style="normal" fo:font-weight="bold" officeooo:rsid="001cefb9" officeooo:paragraph-rsid="001cefb9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bold" officeooo:rsid="001c45e0" officeooo:paragraph-rsid="001c45e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2pt" fo:font-weight="bold" officeooo:rsid="001cefb9" officeooo:paragraph-rsid="001cefb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0pt" fo:font-weight="bold" officeooo:rsid="001c45e0" officeooo:paragraph-rsid="001c45e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pt" fo:font-weight="bold" officeooo:rsid="001c45e0" officeooo:paragraph-rsid="001c45e0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pt" fo:font-weight="bold" officeooo:rsid="001c45e0" officeooo:paragraph-rsid="001caf47" style:font-size-asian="10pt" style:font-weight-asian="bold" style:font-size-complex="10pt" style:font-weight-complex="bold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1" fo:font-size="10pt" fo:font-weight="bold" officeooo:rsid="001c45e0" officeooo:paragraph-rsid="001c45e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0pt" fo:font-weight="bold" officeooo:rsid="001cefb9" officeooo:paragraph-rsid="001cefb9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0pt" officeooo:rsid="001c45e0" officeooo:paragraph-rsid="001c45e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0pt" officeooo:rsid="001c45e0" officeooo:paragraph-rsid="001caf47" style:font-size-asian="10pt" style:font-size-complex="10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1" fo:font-size="10pt" officeooo:rsid="001c45e0" officeooo:paragraph-rsid="001c45e0" style:font-size-asian="10pt" style:font-size-complex="10pt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Arial1" fo:font-size="10pt" officeooo:rsid="001c45e0" officeooo:paragraph-rsid="001c45e0" style:font-size-asian="10pt" style:font-size-complex="10pt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Arial1" fo:font-size="10pt" officeooo:rsid="001c45e0" officeooo:paragraph-rsid="001c45e0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0pt" officeooo:rsid="001c45e0" officeooo:paragraph-rsid="001cefb9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officeooo:rsid="001c45e0" officeooo:paragraph-rsid="001c45e0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officeooo:paragraph-rsid="001cefb9" style:font-size-asian="10pt" style:font-size-complex="10pt"/>
    </style:style>
    <style:style style:name="T1" style:family="text">
      <style:text-properties officeooo:rsid="001c45e0"/>
    </style:style>
    <style:style style:name="T2" style:family="text">
      <style:text-properties fo:font-variant="normal" fo:text-transform="none" fo:color="#6611cc" style:text-line-through-style="none" style:text-line-through-type="none" style:font-name="Arial" fo:font-size="9.7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6611cc" style:text-line-through-style="none" style:text-line-through-type="none" fo:font-size="9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6611cc" style:text-line-through-style="none" style:text-line-through-type="none" style:font-name="Arial1" fo:font-size="9.7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6611cc" style:text-line-through-style="none" style:text-line-through-type="none" style:font-name="Arial1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6611cc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fo:color="#6611cc" style:text-line-through-style="none" style:text-line-through-type="none" style:font-name="Arial1" fo:font-size="10pt" fo:letter-spacing="normal" fo:font-style="normal" style:text-underline-style="none" fo:font-weight="normal" style:text-blinking="false" style:font-size-asian="10pt" style:font-size-complex="10pt"/>
    </style:style>
    <style:style style:name="T8" style:family="text">
      <style:text-properties officeooo:rsid="001caf47"/>
    </style:style>
    <style:style style:name="T9" style:family="text">
      <style:text-properties fo:color="#222222"/>
    </style:style>
    <style:style style:name="T10" style:family="text">
      <style:text-properties fo:color="#222222" style:font-name="arial1" fo:font-size="12pt"/>
    </style:style>
    <style:style style:name="T11" style:family="text">
      <style:text-properties fo:color="#222222" fo:font-size="12pt"/>
    </style:style>
    <style:style style:name="T12" style:family="text">
      <style:text-properties fo:color="#222222" fo:font-weight="bold"/>
    </style:style>
    <style:style style:name="T13" style:family="text">
      <style:text-properties style:font-name="Arial1"/>
    </style:style>
    <style:style style:name="T14" style:family="text">
      <style:text-properties style:font-name="Arial1" fo:font-size="12pt" style:font-size-asian="12pt" style:font-size-complex="12pt"/>
    </style:style>
    <style:style style:name="T15" style:family="text">
      <style:text-properties style:font-name="Arial1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b Development</text:p>
      <text:p text:style-name="P5"/>
      <text:p text:style-name="P5">SYNOPSIS</text:p>
      <text:p text:style-name="P8"/>
      <text:p text:style-name="P12">&gt; A dynamic professional with 7+year of experience in managing operations for technology</text:p>
      <text:p text:style-name="P12">projects planning, proposal, implementation, integration, testing and maintenance using diverse</text:p>
      <text:p text:style-name="P12">technologies.</text:p>
      <text:p text:style-name="P12"/>
      <text:p text:style-name="P12">&gt; Gained knowledge in end-to-end development of software products from requirement analysis to</text:p>
      <text:p text:style-name="P12">system study, designing, coding testing, de-bugging, documentation and implementation.</text:p>
      <text:p text:style-name="P12"/>
      <text:p text:style-name="P12">&gt; Exposure in defining testing proposals, test environment setup, test planning and verification,</text:p>
      <text:p text:style-name="P12">scripting and execution of the test cases as well as maintenance &amp; review to ensure that</text:p>
      <text:p text:style-name="P12">applications developed are compliant with pre-set technical specifications.</text:p>
      <text:p text:style-name="P12"/>
      <text:p text:style-name="P12">&gt; Thrives in fast-paced environments, readily adapting to evolving business and technology</text:p>
      <text:p text:style-name="P12">challenges.</text:p>
      <text:p text:style-name="P8"/>
      <text:p text:style-name="P8"/>
      <text:p text:style-name="P5">KEY SKILLS</text:p>
      <text:p text:style-name="P5"/>
      <text:p text:style-name="P5">WEB DEVELOPMENT SKILLS</text:p>
      <text:list xml:id="list8801912626009165092" text:style-name="L2">
        <text:list-item>
          <text:p text:style-name="P10"/>
        </text:list-item>
        <text:list-item>
          <text:p text:style-name="P14">Creating user friendly websites.</text:p>
        </text:list-item>
        <text:list-item>
          <text:p text:style-name="P14">Developing, and enhancing new systems.</text:p>
        </text:list-item>
        <text:list-item>
          <text:p text:style-name="P14">Hands on experience on WordPress ,PHP, Laravel.</text:p>
        </text:list-item>
        <text:list-item>
          <text:p text:style-name="P14">Front-End Development with CSS and HTML, JavaScript, jQuery.</text:p>
        </text:list-item>
        <text:list-item>
          <text:p text:style-name="P14">Responsive webdeisgn with Bootstrap 3 / 4, MediaQuery</text:p>
        </text:list-item>
        <text:list-item>
          <text:p text:style-name="P14">JavaScript Framework AngularJS, Angular 2</text:p>
        </text:list-item>
        <text:list-item>
          <text:p text:style-name="P14">Comfortable working with Mac OS.</text:p>
        </text:list-item>
        <text:list-item>
          <text:p text:style-name="P14">Possessing extensive technical knowledge and consulting experience.</text:p>
        </text:list-item>
        <text:list-item>
          <text:p text:style-name="P14">Giving accurate time estimates of any work to be done.</text:p>
        </text:list-item>
        <text:list-item>
          <text:p text:style-name="P14">Knowledge of Photoshop and Illustrator.</text:p>
        </text:list-item>
        <text:list-item>
          <text:p text:style-name="P14">Building large scale ecommerce websites.</text:p>
        </text:list-item>
        <text:list-item>
          <text:p text:style-name="P14">Superb debugging and problem-solving skills.</text:p>
        </text:list-item>
        <text:list-item>
          <text:p text:style-name="P14">In-depth understanding of modern web practices.</text:p>
        </text:list-item>
        <text:list-item>
          <text:p text:style-name="P14">Understanding of the client/server model.</text:p>
        </text:list-item>
        <text:list-item>
          <text:p text:style-name="P14">Knowledge of Cisco networking devices</text:p>
        </text:list-item>
        <text:list-item>
          <text:p text:style-name="P14">Able to quickly understand complex technical or software problems.</text:p>
        </text:list-item>
        <text:list-item>
          <text:p text:style-name="P14">Extensive Knowledge of databases, servers, operating systems.</text:p>
        </text:list-item>
        <text:list-item>
          <text:p text:style-name="P14">Devising online marketing strategies.</text:p>
        </text:list-item>
      </text:list>
      <text:p text:style-name="P12"/>
      <text:p text:style-name="P7">AREA OF EXPERTISE</text:p>
      <text:p text:style-name="P8"/>
      <text:list xml:id="list3286469214122296950" text:style-name="L3">
        <text:list-item>
          <text:p text:style-name="P15"><text:s/>Technical capability</text:p>
        </text:list-item>
        <text:list-item>
          <text:p text:style-name="P15"><text:s/>Code quality</text:p>
        </text:list-item>
        <text:list-item>
          <text:p text:style-name="P15"><text:s/>E-commerce</text:p>
        </text:list-item>
        <text:list-item>
          <text:p text:style-name="P15"><text:s/>Time planning</text:p>
        </text:list-item>
        <text:list-item>
          <text:p text:style-name="P15"><text:s/>Product vision</text:p>
        </text:list-item>
        <text:list-item>
          <text:p text:style-name="P15"><text:s/>Managing change</text:p>
        </text:list-item>
        <text:list-item>
          <text:p text:style-name="P15"><text:s/>Software testing</text:p>
        </text:list-item>
        <text:list-item>
          <text:p text:style-name="P15"><text:s/>Mobile devices</text:p>
        </text:list-item>
      </text:list>
      <text:p text:style-name="P12"/>
      <text:p text:style-name="P7">PERSONAL SKILLS</text:p>
      <text:p text:style-name="P8"/>
      <text:list xml:id="list7859631777864798418" text:style-name="L4">
        <text:list-item>
          <text:p text:style-name="P16">Innovative, always full of new ideas / suggestions.</text:p>
        </text:list-item>
        <text:list-item>
          <text:p text:style-name="P16">Clear and effective communication skills.</text:p>
        </text:list-item>
        <text:list-item>
          <text:p text:style-name="P16">Having a well thought out approach to problems.</text:p>
        </text:list-item>
        <text:list-item>
          <text:p text:style-name="P16">Ability to follow complex instructions.</text:p>
        </text:list-item>
        <text:list-item>
          <text:p text:style-name="P16"><text:soft-page-break/>Can work efficiently with minimum supervision.</text:p>
        </text:list-item>
        <text:list-item>
          <text:p text:style-name="P16">Able to meet tight deadlines.</text:p>
        </text:list-item>
        <text:list-item>
          <text:p text:style-name="P16">Superior attention to detail.</text:p>
        </text:list-item>
        <text:list-item>
          <text:p text:style-name="P16">Working well as part of a multi-disciplinary team.</text:p>
        </text:list-item>
        <text:list-item>
          <text:p text:style-name="P16">Willing to go the ‘extra mile’ to get things done.</text:p>
        </text:list-item>
      </text:list>
      <text:p text:style-name="P12"/>
      <text:p text:style-name="P18"/>
      <text:p text:style-name="P7">PROJECT EXPERIENCE</text:p>
      <text:p text:style-name="P7"/>
      <text:p text:style-name="P8">Project 1</text:p>
      <text:p text:style-name="P8"/>
      <text:p text:style-name="P12">Project Title: Musical Site</text:p>
      <text:p text:style-name="P1"><text:span text:style-name="T15">URL: <text:s/></text:span><text:a xlink:type="simple" xlink:href="https://www.google.com/url?q=http://persianlive.com&amp;sa=D&amp;ust=1487659739557000&amp;usg=AFQjCNFJmGuyOZLP11ET8bHdmI-8K0jdoA" office:target-frame-name="_blank" xlink:show="new"><text:span text:style-name="T7">http://persianlive.com</text:span></text:a></text:p>
      <text:p text:style-name="P12"/>
      <text:p text:style-name="P12">Role and Responsibilities: Design Front End with Angular and back End with Laravel Framework</text:p>
      <text:p text:style-name="P12"/>
      <text:p text:style-name="P12"> UI Layouts and nice looking UI as per specifications</text:p>
      <text:p text:style-name="P12"> Integration with backend systems</text:p>
      <text:p text:style-name="P12"> Web-based email, calendar, and documents for teams.</text:p>
      <text:p text:style-name="P12"> Supercharged web hosting service.</text:p>
      <text:p text:style-name="P12"/>
      <text:p text:style-name="P12">Environment: Framework- PHP/ Angular</text:p>
      <text:p text:style-name="P12">CMS- Laravel</text:p>
      <text:p text:style-name="P12"/>
      <text:p text:style-name="P12"/>
      <text:p text:style-name="P8">Project 2</text:p>
      <text:p text:style-name="P8"/>
      <text:p text:style-name="P12">Project Title: Pick &amp; Drop servive (Anyvan)</text:p>
      <text:p text:style-name="P1"><text:span text:style-name="T15">URL: <text:s/></text:span><text:span text:style-name="T7"><text:s/></text:span><text:a xlink:type="simple" xlink:href="https://www.google.com/url?q=http://www.anyvan.com&amp;sa=D&amp;ust=1487659739557000&amp;usg=AFQjCNEC06N2anbx6nrlGFYOToYq1ErvJw" office:target-frame-name="_blank" xlink:show="new">http://www.anyvan.com</text:a></text:p>
      <text:p text:style-name="P12"/>
      <text:p text:style-name="P12">Role and Responsibilities: Design Front End with Angular</text:p>
      <text:p text:style-name="P12"/>
      <text:p text:style-name="P12"> UI Layouts and nice looking UI as per specifications</text:p>
      <text:p text:style-name="P12"> Integration with backend systems</text:p>
      <text:p text:style-name="P12"> Integration with Google Map</text:p>
      <text:p text:style-name="P12"/>
      <text:p text:style-name="P12">Environment: Framework- PHP/ Angular</text:p>
      <text:p text:style-name="P12"/>
      <text:p text:style-name="P12"/>
      <text:p text:style-name="P8">Project 3</text:p>
      <text:p text:style-name="P12"/>
      <text:p text:style-name="P12">Project Title: Cliqstudios (Design Kitchen)</text:p>
      <text:p text:style-name="P1"><text:span text:style-name="T15">URL: <text:s text:c="2"/></text:span><text:a xlink:type="simple" xlink:href="https://www.google.com/url?q=http://www.cliqstudios.com&amp;sa=D&amp;ust=1487659739557000&amp;usg=AFQjCNHXQ6sTlRRhy0YdjHXwo0OXn0aT6Q" office:target-frame-name="_blank" xlink:show="new"><text:span text:style-name="T7">http://www.cliqstudios.com</text:span></text:a></text:p>
      <text:p text:style-name="P12"/>
      <text:p text:style-name="P12">Role and Responsibilities: Design Front End with Angular &amp; responsive with Media Query</text:p>
      <text:p text:style-name="P12"/>
      <text:p text:style-name="P12"> UI Layouts and nice looking UI as per specifications</text:p>
      <text:p text:style-name="P12"> Integration with backend systems</text:p>
      <text:p text:style-name="P12"/>
      <text:p text:style-name="P12"/>
      <text:p text:style-name="P12">Environment: Framework- PHP/ Angular / MediaQuery</text:p>
      <text:p text:style-name="P12">CMS : Wordpress</text:p>
      <text:p text:style-name="P12"/>
      <text:p text:style-name="P12"/>
      <text:p text:style-name="P8">Project 4</text:p>
      <text:p text:style-name="P8"/>
      <text:p text:style-name="P12">Project Title: eCommerce site (Landsend)</text:p>
      <text:p text:style-name="P1"><text:span text:style-name="T15">URL: <text:s/></text:span><text:a xlink:type="simple" xlink:href="https://www.google.com/url?q=http://www.landsend.com&amp;sa=D&amp;ust=1487659739557000&amp;usg=AFQjCNFCKIbAJBntPh0pvcNNMUUWPoJ6Qw" office:target-frame-name="_blank" xlink:show="new"><text:span text:style-name="T7">http://www.landsend.com</text:span></text:a></text:p>
      <text:p text:style-name="P12"/>
      <text:p text:style-name="P12">Role and Responsibilities: Design Front End with AngularJS &amp; Responsive with MediaQuery</text:p>
      <text:p text:style-name="P12"/>
      <text:p text:style-name="P12"> UI Layouts and nice looking UI as per specifications</text:p>
      <text:p text:style-name="P12"><text:soft-page-break/></text:p>
      <text:p text:style-name="P12">Environment: Framework- PHP/ Angular</text:p>
      <text:p text:style-name="P12"/>
      <text:p text:style-name="P12"/>
      <text:p text:style-name="P8">Project 5</text:p>
      <text:p text:style-name="P12"/>
      <text:p text:style-name="P13">Project Title: <text:span text:style-name="T8">AfrimaTV / Videos site</text:span></text:p>
      <text:p text:style-name="P2"><text:span text:style-name="T15">URL: <text:s/></text:span><text:span text:style-name="T7"><text:s/></text:span><text:a xlink:type="simple" xlink:href="https://www.google.com/url?q=http://afrimatv.com&amp;sa=D&amp;ust=1487659743814000&amp;usg=AFQjCNFhJ-EV3IE-rp0SqTzFlyzhcxYi9w" office:target-frame-name="_blank" xlink:show="new">http://afrimatv.com</text:a></text:p>
      <text:p text:style-name="P12"/>
      <text:p text:style-name="P12">Role and Responsibilities: Design Front End <text:s/><text:span text:style-name="T8">&amp; Responsive </text:span>with <text:span text:style-name="T8">Bootstrap Framework</text:span></text:p>
      <text:p text:style-name="P12"/>
      <text:p text:style-name="P12"> UI Layouts and nice looking UI as per specifications</text:p>
      <text:p text:style-name="P12"> Integration with backend systems</text:p>
      <text:p text:style-name="P13"> <text:span text:style-name="T8">Integration of Live TV API</text:span></text:p>
      <text:p text:style-name="P12"> Supercharged web hosting service.</text:p>
      <text:p text:style-name="P12"/>
      <text:p text:style-name="P12">Environment: Framework- PHP/ <text:span text:style-name="T8">Bootstrap</text:span></text:p>
      <text:p text:style-name="P12">CMS- Laravel</text:p>
      <text:p text:style-name="P12"/>
      <text:p text:style-name="P12"/>
      <text:p text:style-name="P9">Project <text:span text:style-name="T8">6</text:span></text:p>
      <text:p text:style-name="P13"/>
      <text:p text:style-name="P13">Project Title: <text:span text:style-name="T8">Chatting / Dating</text:span></text:p>
      <text:p text:style-name="P2"><text:span text:style-name="T15">URL: <text:s/></text:span><text:span text:style-name="T7"><text:s/></text:span><text:a xlink:type="simple" xlink:href="https://www.google.com/url?q=http://www.whatspeak.com&amp;sa=D&amp;ust=1487659743814000&amp;usg=AFQjCNGAE-dEZyncXzQmwRxFTA1vzTd84Q" office:target-frame-name="_blank" xlink:show="new">http://www.whatspeak.com</text:a></text:p>
      <text:p text:style-name="P13"/>
      <text:p text:style-name="P13">Role and Responsibilities: Design Front End <text:s/><text:span text:style-name="T8">&amp; Responsive </text:span>with <text:span text:style-name="T8">Bootstrap Framework</text:span></text:p>
      <text:p text:style-name="P13"/>
      <text:p text:style-name="P13"> UI Layouts and nice looking UI as per specifications</text:p>
      <text:p text:style-name="P13"> Integration with backend systems</text:p>
      <text:p text:style-name="P13"> <text:span text:style-name="T8">Integration of Live chat feature</text:span></text:p>
      <text:p text:style-name="P13"> <text:span text:style-name="T8">Integration of Live Video streaming</text:span></text:p>
      <text:p text:style-name="P13"> Supercharged web hosting service.</text:p>
      <text:p text:style-name="P13"/>
      <text:p text:style-name="P17">Environment: Framework- PHP/ <text:span text:style-name="T8">Bootstrap</text:span></text:p>
      <text:p text:style-name="P19"><text:span text:style-name="T1"><text:line-break/></text:span></text:p>
      <text:p text:style-name="P6">Proposal</text:p>
      <text:p text:style-name="P11"/>
      <text:p text:style-name="P3">I go through your project description on Freelancer you are looking for Experienced Front End Developer on URGENT basis for mid term projects and join your team. </text:p>
      <text:p text:style-name="P3"/>
      <text:p text:style-name="P4">=&gt; EXPERIENCED </text:p>
      <text:p text:style-name="P3">&gt; I have professional experience of 7+ years in Front-End Development with many new tools &amp; technical skills such as Bootstrap, AngularJS as you require </text:p>
      <text:p text:style-name="P3"/>
      <text:p text:style-name="P4">=&gt; URGENTLY </text:p>
      <text:p text:style-name="P3">&gt; I can start work IMMEDIATE on your project </text:p>
      <text:p text:style-name="P3"/>
      <text:p text:style-name="P4">=&gt; MID TERM </text:p>
      <text:p text:style-name="P3">&gt; I am also looking for long term and mid term for large scale and complex projects </text:p>
      <text:p text:style-name="P3"/>
      <text:p text:style-name="P4">=&gt; WORKING WITH TEAM </text:p>
      <text:p text:style-name="P3">&gt; I am interested to work with your international team to become as virtual team member </text:p>
      <text:p text:style-name="P3"/>
      <text:p text:style-name="P4">=&gt; MULTIPLE SUB PROJECTS </text:p>
      <text:p text:style-name="P3">&gt; I am interested to work on many projects or multiple projects </text:p>
      <text:p text:style-name="P3"/>
      <text:p text:style-name="P4">=&gt; TECHNICAL SKILLS </text:p>
      <text:p text:style-name="P3">&gt; I have working experience with Angular, Bootstrap, JavaScript, HTML-5, CSS-3, jQuery, Mediaqueries, CRUD, Firebase, etc. </text:p>
      <text:p text:style-name="P3"/>
      <text:p text:style-name="P3">=&gt; I have working experience in installations </text:p>
      <text:p text:style-name="P3"/>
      <text:p text:style-name="P3"><text:soft-page-break/>=&gt; would you please share complete specification, SO I can analyse more in detail </text:p>
      <text:p text:style-name="P3"/>
      <text:p text:style-name="P3">=&gt; Best Example of my portfolio using AngularJS Framework </text:p>
      <text:p text:style-name="P3"/>
      <text:p text:style-name="P3">http://persianlive.com (Currently Working) </text:p>
      <text:p text:style-name="P3">http://www.anyvan.com </text:p>
      <text:p text:style-name="P3">http://www.cliqstudios.com </text:p>
      <text:p text:style-name="P3">http://www.landsend.com </text:p>
      <text:p text:style-name="P3"/>
      <text:p text:style-name="P3"/>
      <text:p text:style-name="P3"/>
      <text:p text:style-name="P3">=&gt; Basically I work more than 40-50 hours / hour, Mon-Sat, Available 24*7 in emergency support </text:p>
      <text:p text:style-name="P3"/>
      <text:p text:style-name="P3">=&gt; I have Fetch &amp; Qualified your all requirements and have required technical skills as you mention </text:p>
      <text:p text:style-name="P3"/>
      <text:p text:style-name="P3"/>
      <text:p text:style-name="P3"><text:span text:style-name="T9">=&gt; You are warmly welcome with your project details as well as we are awaiting for your response. </text:span></text:p>
      <text:p text:style-name="P3"/>
      <text:p text:style-name="P3"><text:span text:style-name="T9">=&gt; I am ready for technical interview. That would be more reliable to us </text:span></text:p>
      <text:p text:style-name="P3"/>
      <text:p text:style-name="P3"><text:span text:style-name="T9">=&gt; We can schedule a chat or call on </text:span><text:span text:style-name="T12">Skype</text:span><text:span text:style-name="T9"> to take it forward. Skype - </text:span><text:span text:style-name="T12">kanandgupta1 </text:span></text:p>
      <text:p text:style-name="P4"/>
      <text:p text:style-name="P3"/>
      <text:p text:style-name="P3">=&gt; I am looking forward to hear from you </text:p>
      <text:p text:style-name="P3"/>
      <text:p text:style-name="P3"/>
      <text:p text:style-name="P4">Best Regards </text:p>
      <text:p text:style-name="P4">KUMAR(Front-End Dev) </text:p>
      <text:p text:style-name="P4"/>
      <text:p text:style-name="P4">Skype: kanandgupta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, sans"/>
    <style:font-face style:name="Roboto" svg:font-family="Roboto, 'Helvetica Neue', Helvetica, Arial, sans-serif"/>
    <style:font-face style:name="arial1" svg:font-family="arial, sans-serif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0:55:50.118884325</meta:creation-date>
    <meta:generator>LibreOffice/4.2.8.2$Linux_X86_64 LibreOffice_project/420m0$Build-2</meta:generator>
    <dc:date>2017-02-21T12:11:04.435256082</dc:date>
    <meta:editing-duration>PT15M48S</meta:editing-duration>
    <meta:editing-cycles>2</meta:editing-cycles>
    <meta:document-statistic meta:table-count="0" meta:image-count="0" meta:object-count="0" meta:page-count="4" meta:paragraph-count="136" meta:word-count="900" meta:character-count="5960" meta:non-whitespace-character-count="5112"/>
  </office:meta>
</office:document-meta>
</file>